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rsid="00462bf3" officeooo:paragraph-rsid="00462bf3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b59dbd" officeooo:paragraph-rsid="00b59db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90217" officeooo:paragraph-rsid="00b93b36" style:font-weight-asian="bold" style:font-weight-complex="bold"/>
    </style:style>
    <style:style style:name="P18" style:family="paragraph" style:parent-style-name="Standard">
      <style:text-properties officeooo:paragraph-rsid="00bcf1a6"/>
    </style:style>
    <style:style style:name="P19" style:family="paragraph" style:parent-style-name="Standard">
      <style:text-properties officeooo:rsid="00d9e547" officeooo:paragraph-rsid="00d9e547"/>
    </style:style>
    <style:style style:name="P20" style:family="paragraph" style:parent-style-name="Standard">
      <style:text-properties officeooo:paragraph-rsid="00c3ada9"/>
    </style:style>
    <style:style style:name="P21" style:family="paragraph" style:parent-style-name="Standard">
      <style:text-properties officeooo:rsid="00dfa3bf" officeooo:paragraph-rsid="00dfa3bf"/>
    </style:style>
    <style:style style:name="P22" style:family="paragraph" style:parent-style-name="Standard">
      <style:text-properties officeooo:rsid="00e33af8" officeooo:paragraph-rsid="00e33af8"/>
    </style:style>
    <style:style style:name="P23" style:family="paragraph" style:parent-style-name="Standard" style:list-style-name="L1">
      <style:text-properties officeooo:rsid="00e33af8" officeooo:paragraph-rsid="00e33af8"/>
    </style:style>
    <style:style style:name="P24" style:family="paragraph" style:parent-style-name="Standard" style:list-style-name="L5">
      <style:text-properties officeooo:rsid="00e33af8" officeooo:paragraph-rsid="00e33af8"/>
    </style:style>
    <style:style style:name="P25" style:family="paragraph" style:parent-style-name="Standard" style:list-style-name="L2">
      <style:text-properties officeooo:rsid="00dd57a1" officeooo:paragraph-rsid="00dd57a1"/>
    </style:style>
    <style:style style:name="P26" style:family="paragraph" style:parent-style-name="Standard" style:list-style-name="L5">
      <style:text-properties officeooo:rsid="00dd57a1" officeooo:paragraph-rsid="00e33af8"/>
    </style:style>
    <style:style style:name="P27" style:family="paragraph" style:parent-style-name="Standard" style:list-style-name="L6">
      <style:text-properties officeooo:rsid="00dd57a1" officeooo:paragraph-rsid="00dd57a1"/>
    </style:style>
    <style:style style:name="P28" style:family="paragraph" style:parent-style-name="Standard" style:list-style-name="L3">
      <style:text-properties officeooo:rsid="00e5fb7e" officeooo:paragraph-rsid="00e5fb7e"/>
    </style:style>
    <style:style style:name="P29" style:family="paragraph" style:parent-style-name="Standard" style:list-style-name="L3">
      <style:text-properties officeooo:rsid="00ec778c" officeooo:paragraph-rsid="00ec778c"/>
    </style:style>
    <style:style style:name="P30" style:family="paragraph" style:parent-style-name="Standard" style:list-style-name="L4">
      <style:text-properties officeooo:rsid="008140de" officeooo:paragraph-rsid="00d8f386"/>
    </style:style>
    <style:style style:name="P31" style:family="paragraph" style:parent-style-name="Standard" style:list-style-name="L4">
      <style:text-properties officeooo:rsid="00c530ef" officeooo:paragraph-rsid="00c530ef"/>
    </style:style>
    <style:style style:name="P32" style:family="paragraph" style:parent-style-name="Standard" style:list-style-name="L5">
      <style:text-properties officeooo:rsid="00e69299" officeooo:paragraph-rsid="00e69299"/>
    </style:style>
    <style:style style:name="P33" style:family="paragraph" style:parent-style-name="Standard" style:list-style-name="L4">
      <style:text-properties officeooo:rsid="00b59dbd" officeooo:paragraph-rsid="00c504b5"/>
    </style:style>
    <style:style style:name="P34" style:family="paragraph" style:parent-style-name="Standard" style:list-style-name="L6">
      <style:text-properties officeooo:rsid="00e15c7f" officeooo:paragraph-rsid="00e15c7f"/>
    </style:style>
    <style:style style:name="P35" style:family="paragraph" style:parent-style-name="Standard" style:list-style-name="L7">
      <style:text-properties officeooo:rsid="00dccbd5" officeooo:paragraph-rsid="00dccbd5"/>
    </style:style>
    <style:style style:name="P36" style:family="paragraph" style:parent-style-name="Standard" style:list-style-name="L8">
      <style:text-properties officeooo:rsid="00dccbd5" officeooo:paragraph-rsid="00dccbd5"/>
    </style:style>
    <style:style style:name="P37" style:family="paragraph" style:parent-style-name="Standard" style:list-style-name="L4">
      <style:text-properties officeooo:rsid="00dccbd5" officeooo:paragraph-rsid="00dccbd5"/>
    </style:style>
    <style:style style:name="P38" style:family="paragraph" style:parent-style-name="Standard" style:list-style-name="L9">
      <style:text-properties officeooo:rsid="00dccbd5" officeooo:paragraph-rsid="00dccbd5"/>
    </style:style>
    <style:style style:name="P39" style:family="paragraph" style:parent-style-name="Standard" style:list-style-name="L4">
      <style:text-properties officeooo:rsid="00d07f2c" officeooo:paragraph-rsid="00d07f2c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6d5e70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officeooo:rsid="00dd57a1"/>
    </style:style>
    <style:style style:name="T15" style:family="text">
      <style:text-properties officeooo:rsid="00e5fb7e"/>
    </style:style>
    <style:style style:name="T16" style:family="text">
      <style:text-properties officeooo:rsid="00e69299"/>
    </style:style>
    <style:style style:name="T17" style:family="text">
      <style:text-properties officeooo:rsid="00e9014a"/>
    </style:style>
    <style:style style:name="T18" style:family="text">
      <style:text-properties officeooo:rsid="00e9a272"/>
    </style:style>
    <style:style style:name="T19" style:family="text">
      <style:text-properties officeooo:rsid="00eb0462"/>
    </style:style>
    <style:style style:name="T20" style:family="text">
      <style:text-properties officeooo:rsid="00eccc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17">v<text:span text:style-name="T11">2.1.4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"/>
      <text:p text:style-name="P22">Update tables list (<text:span text:style-name="T17">CF 82 F1 AF 47 89</text:span>):</text:p>
      <text:list xml:id="list1841356914" text:style-name="L1">
        <text:list-item>
          <text:p text:style-name="P23">Bring lib/tables_list.php into compliance with preference &amp; repository changes</text:p>
        </text:list-item>
      </text:list>
      <text:p text:style-name="P1"/>
      <text:p text:style-name="P16"><text:span text:style-name="T14">Cleanup/re-structure file downloading</text:span> (<text:span text:style-name="T18">29 91 C5 CE E4 2A</text:span>):</text:p>
      <text:list xml:id="list488576779" text:style-name="L2">
        <text:list-item>
          <text:p text:style-name="P25">In file_put.php, separate headers write from output open</text:p>
        </text:list-item>
        <text:list-item>
          <text:p text:style-name="P25">Move file_put called functions from repository.php to DB managers new BLOB_download()</text:p>
        </text:list-item>
      </text:list>
      <text:p text:style-name="P20"/>
      <text:p text:style-name="P21"><text:span text:style-name="T15">Rename &amp; re-design u</text:span>pyear_timelog.php (<text:span text:style-name="T20">64 D5 16 3C 92 3B</text:span>):</text:p>
      <text:list xml:id="list1677902057" text:style-name="L3">
        <text:list-item>
          <text:p text:style-name="P28">Rename to up_dates.php <text:span text:style-name="T16">(&amp; in staff.php)</text:span></text:p>
        </text:list-item>
        <text:list-item>
          <text:p text:style-name="P29"><text:span text:style-name="T20">And in</text:span> lib/staff.php</text:p>
        </text:list-item>
      </text:list>
      <text:p text:style-name="P18"/>
      <text:p text:style-name="P13"><text:span text:style-name="T7">Installation instructions</text:span><text:span text:style-name="T8">:</text:span></text:p>
      <text:list xml:id="list3745678644" text:style-name="L4">
        <text:list-item>
          <text:p text:style-name="P30">version.php</text:p>
        </text:list-item>
        <text:list-item>
          <text:p text:style-name="P31">offline/lib/</text:p>
        </text:list-item>
      </text:list>
      <text:list xml:id="list583054296" text:style-name="L5">
        <text:list-item>
          <text:list>
            <text:list-item>
              <text:p text:style-name="P26">db_mysql.php</text:p>
            </text:list-item>
            <text:list-item>
              <text:p text:style-name="P26">db_pgsql.php</text:p>
            </text:list-item>
            <text:list-item>
              <text:p text:style-name="P26">file_put.php</text:p>
            </text:list-item>
            <text:list-item>
              <text:p text:style-name="P32">staff.php</text:p>
            </text:list-item>
            <text:list-item>
              <text:p text:style-name="P24">tables_list.php</text:p>
            </text:list-item>
          </text:list>
        </text:list-item>
      </text:list>
      <text:list xml:id="list151846000109437" text:continue-list="list3745678644" text:style-name="L4">
        <text:list-item>
          <text:p text:style-name="P33">offline/main/</text:p>
        </text:list-item>
      </text:list>
      <text:list xml:id="list208540037" text:style-name="L6">
        <text:list-item>
          <text:list>
            <text:list-item>
              <text:p text:style-name="P27">repository.php</text:p>
            </text:list-item>
            <text:list-item>
              <text:p text:style-name="P34">up_<text:span text:style-name="T16">dates</text:span>.php</text:p>
            </text:list-item>
          </text:list>
        </text:list-item>
      </text:list>
      <text:list xml:id="list151846022597718" text:continue-list="list151846000109437" text:style-name="L4">
        <text:list-item>
          <text:p text:style-name="P33">scripts/</text:p>
        </text:list-item>
      </text:list>
      <text:list xml:id="list603835573" text:style-name="L7">
        <text:list-item>
          <text:list>
            <text:list-item>
              <text:p text:style-name="P35">NA</text:p>
            </text:list-item>
          </text:list>
        </text:list-item>
      </text:list>
      <text:list xml:id="list151845522776121" text:continue-list="list151846022597718" text:style-name="L4">
        <text:list-item>
          <text:p text:style-name="P39">DB</text:p>
        </text:list-item>
      </text:list>
      <text:list xml:id="list560274214" text:style-name="L8">
        <text:list-item>
          <text:list>
            <text:list-item>
              <text:p text:style-name="P36">NA</text:p>
            </text:list-item>
          </text:list>
        </text:list-item>
      </text:list>
      <text:list xml:id="list151846350814173" text:continue-list="list151845522776121" text:style-name="L4">
        <text:list-item>
          <text:p text:style-name="P37">Reports</text:p>
        </text:list-item>
      </text:list>
      <text:list xml:id="list3504610496" text:style-name="L9">
        <text:list-item>
          <text:list>
            <text:list-item>
              <text:p text:style-name="P38">N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9"/>
      <text:p text:style-name="P19">Inspect with gitk, git log, git status</text:p>
      <text:p text:style-name="P11">Update <text:span text:style-name="T9">version # in this doc and</text:span> <text:span text:style-name="T10">version</text:span>.php</text:p>
      <text:p text:style-name="P8">Commit this doc <text:span text:style-name="T9">&amp; version.php</text:span></text:p>
      <text:p text:style-name="P10">Save a copy <text:span text:style-name="T5">of this doc &amp; version.php</text:span> in each user library</text:p>
      <text:p text:style-name="P6">Tag with version id <text:span text:style-name="T6">(git tag -a &lt;tag&gt;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<text:soft-page-break/>Push to origin <text:span text:style-name="T12">(git push origin(see .git/config)) <text:s/>(git push –tags origin master??)</text:span></text:p>
      <text:p text:style-name="P7">Checkout dev <text:span text:style-name="T13">(git checkout dev)</text:span></text:p>
      <text:p text:style-name="P14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7-08-31T15:18:45.283667545</dc:date>
    <meta:editing-duration>P4DT19H55M34S</meta:editing-duration>
    <meta:editing-cycles>188</meta:editing-cycles>
    <meta:generator>LibreOffice/5.3.1.2$Linux_X86_64 LibreOffice_project/30m0$Build-2</meta:generator>
    <meta:print-date>2017-08-31T14:33:30.997374882</meta:print-date>
    <meta:document-statistic meta:table-count="0" meta:image-count="0" meta:object-count="0" meta:page-count="2" meta:paragraph-count="42" meta:word-count="223" meta:character-count="1349" meta:non-whitespace-character-count="1187"/>
  </office:meta>
</office:document-meta>
</file>